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Normal_plant_PO1-R2_Gestion_Oferta" style:data-style-name="N0">
      <style:table-cell-properties fo:border-top="thin solid #000000" fo:border-bottom="thin solid #1A1A1A" fo:border-left="none" fo:border-right="none" style:vertical-align="top" fo:background-color="#FFCC99" style:cell-protect="protected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style="italic" style:font-style-asian="italic" style:font-style-complex="italic"/>
    </style:style>
    <style:style style:name="ce8" style:family="table-cell" style:parent-style-name="Normal_plant_PO1-R2_Gestion_Oferta" style:data-style-name="N0">
      <style:table-cell-properties fo:border-top="thin solid #000000" fo:border-bottom="thin solid #1A1A1A" fo:border-left="none" fo:border-right="thin solid #000000" style:vertical-align="top" fo:background-color="#FFCC99" style:cell-protect="protected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Normal_plant_PO1-R2_Gestion_Oferta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Normal_plant_PO1-R2_Gestion_Oferta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1A1A1A" fo:border-bottom="thin solid #1A1A1A" fo:border-left="none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1A1A1A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1A1A1A" fo:border-bottom="none" fo:border-left="thin solid #1A1A1A" fo:border-right="none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6">
      <style:table-cell-properties fo:border-top="none" fo:border-bottom="thin solid #1A1A1A" fo:border-left="thin solid #000000" fo:border-right="none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6">
      <style:table-cell-properties fo:border-top="thin solid #1A1A1A" fo:border-bottom="thin solid #1A1A1A" fo:border-left="thin solid #1A1A1A" fo:border-right="thin solid #000000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13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4" style:family="table-cell" style:parent-style-name="Default" style:data-style-name="N2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Default" style:data-style-name="N36">
      <style:table-cell-properties fo:border-top="none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6" style:family="table-cell" style:parent-style-name="Default" style:data-style-name="N36">
      <style:table-cell-properties fo:border-top="none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Default" style:data-style-name="N0">
      <style:table-cell-properties fo:border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Default" style:data-style-name="N13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1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52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1A1A1A" style:vertical-align="middle" fo:wrap-option="wra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0" style:family="table-cell" style:parent-style-name="Default" style:data-style-name="N37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7">
      <style:table-cell-properties fo:border-top="thin solid #1A1A1A" fo:border-bottom="thin solid #1A1A1A" fo:border-left="thin solid #1A1A1A" fo:border-right="none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63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64" style:family="table-cell" style:parent-style-name="Default" style:data-style-name="N37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5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thin solid #1A1A1A" fo:border-left="thin solid #1A1A1A" fo:border-right="none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1A1A1A" fo:background-color="#FF99CC"/>
      <style:text-properties style:font-name="Calibri" style:font-name-asian="Calibri" style:font-name-complex="Calibri" fo:font-size="9pt" style:font-size-asian="9pt" style:font-size-complex="9pt"/>
    </style:style>
    <style:style style:name="ce69" style:family="table-cell" style:parent-style-name="Default" style:data-style-name="N36">
      <style:table-cell-properties fo:border-top="none" fo:border-bottom="thin solid #000000" fo:border-left="thin solid #1A1A1A" fo:border-right="thin solid #000000" fo:background-color="#FF99C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36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1" style:family="table-cell" style:parent-style-name="Default" style:data-style-name="N14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2" style:family="table-cell" style:parent-style-name="Normal_plant_PO2-OR_Gestion_Requisitos" style:data-style-name="N0">
      <style:table-cell-properties fo:border="thin solid #000000" style:vertical-align="automatic" fo:background-color="#FFCC99" style:cell-protect="protected" style:repeat-content="false"/>
      <style:paragraph-properties fo:text-align="center"/>
      <style:text-properties fo:color="#00008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automatic" fo:background-color="#33CC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thin solid #1A1A1A" fo:border-left="thin solid #1A1A1A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timación_de_cost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2" table:default-cell-style-name="ce1"/>
        <table:table-column table:style-name="co5" table:number-columns-repeated="16364" table:default-cell-style-name="ce1"/>
        <table:table-row table:style-name="ro1">
          <table:table-cell table:number-columns-repeated="7" table:style-name="ce2"/>
          <table:table-cell table:number-columns-repeated="13" table:style-name="ce3"/>
          <table:table-cell table:number-columns-repeated="16364"/>
        </table:table-row>
        <table:table-row table:style-name="ro1">
          <table:table-cell table:number-columns-repeated="6" table:style-name="ce4"/>
          <table:table-cell office:value-type="string" table:style-name="ce5">
            <text:p>Coste/hora unificado</text:p>
          </table:table-cell>
          <table:table-cell table:number-columns-repeated="13" table:style-name="ce6"/>
          <table:table-cell table:number-columns-repeated="16364"/>
        </table:table-row>
        <table:table-row table:style-name="ro2">
          <table:table-cell office:value-type="string" table:number-columns-spanned="3" table:number-rows-spanned="1" table:style-name="ce72">
            <text:p>ESTIMACIÓN DE COSTES</text:p>
          </table:table-cell>
          <table:covered-table-cell table:number-columns-repeated="2"/>
          <table:table-cell table:number-columns-repeated="2" table:style-name="ce7"/>
          <table:table-cell table:style-name="ce8"/>
          <table:table-cell office:value-type="float" office:value="18.5" table:style-name="ce9">
            <text:p>18,50 €</text:p>
          </table:table-cell>
          <table:table-cell table:style-name="ce10"/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number-columns-spanned="3" table:number-rows-spanned="1" table:style-name="ce75">
            <text:p>ESFUERZOS</text:p>
          </table:table-cell>
          <table:covered-table-cell table:number-columns-repeated="2"/>
          <table:table-cell table:number-columns-repeated="3" table:style-name="ce11"/>
          <table:table-cell office:value-type="string" table:number-columns-spanned="2" table:number-rows-spanned="1" table:style-name="ce74">
            <text:p>COSTES</text:p>
          </table:table-cell>
          <table:covered-table-cell/>
          <table:table-cell table:number-columns-repeated="12" table:style-name="ce6"/>
          <table:table-cell table:number-columns-repeated="16364"/>
        </table:table-row>
        <table:table-row table:style-name="ro3">
          <table:table-cell office:value-type="string" table:style-name="ce12">
            <text:p>Tarea/componente</text:p>
          </table:table-cell>
          <table:table-cell office:value-type="string" table:style-name="ce12">
            <text:p>Descripción</text:p>
          </table:table-cell>
          <table:table-cell office:value-type="string" table:style-name="ce12">
            <text:p>Requisitos relacionados</text:p>
          </table:table-cell>
          <table:table-cell office:value-type="string" table:style-name="ce13">
            <text:p>Cantidad</text:p>
          </table:table-cell>
          <table:table-cell office:value-type="string" table:style-name="ce13">
            <text:p>Horas/Item</text:p>
          </table:table-cell>
          <table:table-cell office:value-type="string" table:style-name="ce14">
            <text:p>Estimación final</text:p>
          </table:table-cell>
          <table:table-cell office:value-type="string" table:style-name="ce15">
            <text:p>Coste/hora</text:p>
          </table:table-cell>
          <table:table-cell office:value-type="string" table:style-name="ce16">
            <text:p>Coste (€)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17">
            <text:p>Front-end del proyecto web</text:p>
          </table:table-cell>
          <table:table-cell office:value-type="string" table:style-name="ce18">
            <text:p>Angular</text:p>
          </table:table-cell>
          <table:table-cell table:style-name="ce19"/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24">
            <text:p><text:s text:c="4"/>Diseño de la pestaña de inicio de sesion<text:s/></text:p>
          </table:table-cell>
          <table:table-cell table:style-name="ce25"/>
          <table:table-cell office:value-type="string" table:style-name="ce26">
            <text:p>RF6, RF7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+[.D7]*[.E7]" table:style-name="ce21">
            <text:p>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.5" table:formula="of:=[.G7]*[.F7]" table:style-name="ce23">
            <text:p>92,50 €</text:p>
          </table:table-cell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24">
            <text:p><text:s text:c="4"/>Diseño del menú prinicipal de la app web</text:p>
          </table:table-cell>
          <table:table-cell table:style-name="ce25"/>
          <table:table-cell office:value-type="string" table:style-name="ce26">
            <text:p>RF2, RF3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office:value-type="float" office:value="7" table:formula="of:=+[.D8]*[.E8]" table:style-name="ce21">
            <text:p>7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29.5" table:formula="of:=[.G8]*[.F8]" table:style-name="ce23">
            <text:p>129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pestaña de playlists</text:p>
          </table:table-cell>
          <table:table-cell table:style-name="ce25"/>
          <table:table-cell office:value-type="string" table:style-name="ce26">
            <text:p>RF9, RF11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10" table:formula="of:=+[.D9]*[.E9]" table:style-name="ce21">
            <text:p>1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85" table:formula="of:=[.G9]*[.F9]" table:style-name="ce23">
            <text:p>185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pestaña de favoritos</text:p>
          </table:table-cell>
          <table:table-cell table:style-name="ce25"/>
          <table:table-cell office:value-type="string" table:style-name="ce26">
            <text:p>RF10</text:p>
          </table:table-cell>
          <table:table-cell office:value-type="float" office:value="1" table:style-name="ce21">
            <text:p>1</text:p>
          </table:table-cell>
          <table:table-cell office:value-type="float" office:value="9" table:style-name="ce21">
            <text:p>9</text:p>
          </table:table-cell>
          <table:table-cell office:value-type="float" office:value="9" table:formula="of:=+[.D10]*[.E10]" table:style-name="ce21">
            <text:p>9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66.5" table:formula="of:=[.G10]*[.F10]" table:style-name="ce23">
            <text:p>166,50 €</text:p>
          </table:table-cell>
          <table:table-cell table:number-columns-repeated="12" table:style-name="ce6"/>
          <table:table-cell table:number-columns-repeated="16364"/>
        </table:table-row>
        <table:table-row table:style-name="ro3">
          <table:table-cell office:value-type="string" table:style-name="ce27">
            <text:p>Diseño de la cola de reproducción y opciones de sonido</text:p>
          </table:table-cell>
          <table:table-cell table:style-name="ce25"/>
          <table:table-cell office:value-type="string" table:style-name="ce26">
            <text:p>RF4, RF5, RF16</text:p>
          </table:table-cell>
          <table:table-cell office:value-type="float" office:value="2" table:style-name="ce21">
            <text:p>2</text:p>
          </table:table-cell>
          <table:table-cell office:value-type="float" office:value="18" table:style-name="ce21">
            <text:p>18</text:p>
          </table:table-cell>
          <table:table-cell office:value-type="float" office:value="36" table:formula="of:=+[.D11]*[.E11]" table:style-name="ce21">
            <text:p>3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666" table:formula="of:=[.G11]*[.F11]" table:style-name="ce23">
            <text:p>666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barra de búsqueda y filtros</text:p>
          </table:table-cell>
          <table:table-cell table:style-name="ce25"/>
          <table:table-cell office:value-type="string" table:style-name="ce26">
            <text:p>RF8, RF13</text:p>
          </table:table-cell>
          <table:table-cell office:value-type="float" office:value="2" table:style-name="ce21">
            <text:p>2</text:p>
          </table:table-cell>
          <table:table-cell office:value-type="float" office:value="15" table:style-name="ce21">
            <text:p>15</text:p>
          </table:table-cell>
          <table:table-cell office:value-type="float" office:value="30" table:formula="of:=+[.D12]*[.E12]" table:style-name="ce21">
            <text:p>3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555" table:formula="of:=[.G12]*[.F12]" table:style-name="ce23">
            <text:p>555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os banners de anuncios</text:p>
          </table:table-cell>
          <table:table-cell table:style-name="ce25"/>
          <table:table-cell office:value-type="string" table:style-name="ce26">
            <text:p>RF15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40" table:formula="of:=+[.D13]*[.E13]" table:style-name="ce21">
            <text:p>4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0" table:formula="of:=[.G13]*[.F13]" table:style-name="ce23">
            <text:p>740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pestaña de perfil del usuario</text:p>
          </table:table-cell>
          <table:table-cell table:style-name="ce25"/>
          <table:table-cell office:value-type="string" table:style-name="ce26">
            <text:p>RF12, RF14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6" table:formula="of:=+[.D14]*[.E14]" table:style-name="ce21">
            <text:p>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11" table:formula="of:=[.G14]*[.F14]" table:style-name="ce23">
            <text:p>111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funciones exclusivas del artista</text:p>
          </table:table-cell>
          <table:table-cell table:style-name="ce25"/>
          <table:table-cell office:value-type="string" table:style-name="ce26">
            <text:p>RF3,RF17, RF18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4" table:formula="of:=+[.D15]*[.E15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15]*[.F15]" table:style-name="ce23">
            <text:p>74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Comunicación con el back-end del proyecto</text:p>
          </table:table-cell>
          <table:table-cell table:style-name="ce25"/>
          <table:table-cell table:style-name="ce26"/>
          <table:table-cell office:value-type="float" office:value="3" table:style-name="ce21">
            <text:p>3</text:p>
          </table:table-cell>
          <table:table-cell office:value-type="float" office:value="25" table:style-name="ce21">
            <text:p>25</text:p>
          </table:table-cell>
          <table:table-cell office:value-type="float" office:value="75" table:formula="of:=+[.D16]*[.E16]" table:style-name="ce21">
            <text:p>7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387.5" table:formula="of:=[.G16]*[.F16]" table:style-name="ce23">
            <text:p>1.387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17">
            <text:p>Front-end del proyecto móvil</text:p>
          </table:table-cell>
          <table:table-cell office:value-type="string" table:style-name="ce18">
            <text:p>Flutter</text:p>
          </table:table-cell>
          <table:table-cell table:style-name="ce19"/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1">
          <table:table-cell office:value-type="string" table:style-name="ce24">
            <text:p><text:s text:c="4"/>Diseño de la pestaña de inicio de sesion<text:s/></text:p>
          </table:table-cell>
          <table:table-cell table:style-name="ce25"/>
          <table:table-cell office:value-type="string" table:style-name="ce26">
            <text:p>RF5, RF6,<text:s/>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3" table:formula="of:=+[.D18]*[.E18]" table:style-name="ce21">
            <text:p>3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55.5" table:formula="of:=[.G18]*[.F18]" table:style-name="ce23">
            <text:p>55,5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1">
          <table:table-cell office:value-type="string" table:style-name="ce24">
            <text:p><text:s text:c="4"/>Diseño del menú prinicipal de la app móvil</text:p>
          </table:table-cell>
          <table:table-cell table:style-name="ce25"/>
          <table:table-cell office:value-type="string" table:style-name="ce26">
            <text:p>RF2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+[.D19]*[.E19]" table:style-name="ce21">
            <text:p>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.5" table:formula="of:=[.G19]*[.F19]" table:style-name="ce23">
            <text:p>92,5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pestaña de playlists</text:p>
          </table:table-cell>
          <table:table-cell table:style-name="ce25"/>
          <table:table-cell office:value-type="string" table:style-name="ce26">
            <text:p>RF8, RF10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8" table:formula="of:=+[.D20]*[.E20]" table:style-name="ce21">
            <text:p>8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48" table:formula="of:=[.G20]*[.F20]" table:style-name="ce23">
            <text:p>148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pestaña de favoritos</text:p>
          </table:table-cell>
          <table:table-cell table:style-name="ce25"/>
          <table:table-cell office:value-type="string" table:style-name="ce26">
            <text:p>RF9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4" table:formula="of:=+[.D21]*[.E21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21]*[.F21]" table:style-name="ce23">
            <text:p>74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3">
          <table:table-cell office:value-type="string" table:style-name="ce27">
            <text:p>Diseño de la cola de reproducción y opciones de sonido</text:p>
          </table:table-cell>
          <table:table-cell table:style-name="ce25"/>
          <table:table-cell office:value-type="string" table:style-name="ce26">
            <text:p>RF3, RF4, RF16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40" table:formula="of:=+[.D22]*[.E22]" table:style-name="ce21">
            <text:p>4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0" table:formula="of:=[.G22]*[.F22]" table:style-name="ce23">
            <text:p>740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1">
          <table:table-cell office:value-type="string" table:style-name="ce27">
            <text:p>Diseño de la barra de búsqueda y filtros</text:p>
          </table:table-cell>
          <table:table-cell table:style-name="ce25"/>
          <table:table-cell office:value-type="string" table:style-name="ce26">
            <text:p>RF6, RF12</text:p>
          </table:table-cell>
          <table:table-cell office:value-type="float" office:value="2" table:style-name="ce21">
            <text:p>2</text:p>
          </table:table-cell>
          <table:table-cell office:value-type="float" office:value="18" table:style-name="ce21">
            <text:p>18</text:p>
          </table:table-cell>
          <table:table-cell office:value-type="float" office:value="36" table:formula="of:=+[.D23]*[.E23]" table:style-name="ce21">
            <text:p>3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666" table:formula="of:=[.G23]*[.F23]" table:style-name="ce23">
            <text:p>666,00 €</text:p>
          </table:table-cell>
          <table:table-cell table:number-columns-repeated="12" table:style-name="ce6"/>
          <table:table-cell table:number-columns-repeated="16364"/>
        </table:table-row>
        <table:table-row table:style-name="ro3">
          <table:table-cell office:value-type="string" table:style-name="ce27">
            <text:p>Diseño de la pestaña de perfil del usuario</text:p>
          </table:table-cell>
          <table:table-cell table:style-name="ce25"/>
          <table:table-cell office:value-type="string" table:style-name="ce26">
            <text:p>RF4, RF11, RF13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6" table:formula="of:=+[.D24]*[.E24]" table:style-name="ce21">
            <text:p>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11" table:formula="of:=[.G24]*[.F24]" table:style-name="ce23">
            <text:p>111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Comunicación con el back-end del proyecto</text:p>
          </table:table-cell>
          <table:table-cell table:style-name="ce25"/>
          <table:table-cell table:style-name="ce26"/>
          <table:table-cell office:value-type="float" office:value="2" table:style-name="ce21">
            <text:p>2</text:p>
          </table:table-cell>
          <table:table-cell office:value-type="float" office:value="25" table:style-name="ce21">
            <text:p>25</text:p>
          </table:table-cell>
          <table:table-cell office:value-type="float" office:value="50" table:formula="of:=+[.D25]*[.E25]" table:style-name="ce21">
            <text:p>5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5" table:formula="of:=[.G25]*[.F25]" table:style-name="ce23">
            <text:p>925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8">
            <text:p>Crear el backend del proyecto</text:p>
          </table:table-cell>
          <table:table-cell office:value-type="string" table:style-name="ce18">
            <text:p>SpringBoot</text:p>
          </table:table-cell>
          <table:table-cell office:value-type="string" table:style-name="ce32">
            <text:p>RF1</text:p>
          </table:table-cell>
          <table:table-cell table:number-columns-repeated="3" table:style-name="ce21"/>
          <table:table-cell table:style-name="ce22"/>
          <table:table-cell table:style-name="ce23"/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Creación de las clases DAO</text:p>
          </table:table-cell>
          <table:table-cell table:style-name="ce25"/>
          <table:table-cell table:style-name="ce26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2" table:formula="of:=+[.D27]*[.E27]" table:style-name="ce21">
            <text:p>2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" table:formula="of:=[.G27]*[.F27]" table:style-name="ce23">
            <text:p>37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9">
            <text:p><text:s text:c="4"/>Creación de las consultas</text:p>
          </table:table-cell>
          <table:table-cell table:style-name="ce18"/>
          <table:table-cell table:style-name="ce19"/>
          <table:table-cell office:value-type="float" office:value="1" table:style-name="ce21">
            <text:p>1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+[.D28]*[.E28]" table:style-name="ce21">
            <text:p>2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0" table:formula="of:=[.G28]*[.F28]" table:style-name="ce23">
            <text:p>370,00 €</text:p>
          </table:table-cell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27">
            <text:p>Enlace de la base de datos con el sistema</text:p>
          </table:table-cell>
          <table:table-cell table:style-name="ce25"/>
          <table:table-cell table:style-name="ce26"/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formula="of:=+[.D29]*[.E29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29]*[.F29]" table:style-name="ce23">
            <text:p>74,0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27">
            <text:p>Despliegue del backend</text:p>
          </table:table-cell>
          <table:table-cell table:style-name="ce25"/>
          <table:table-cell table:style-name="ce26"/>
          <table:table-cell office:value-type="float" office:value="1" table:style-name="ce30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1" table:formula="of:=+[.D30]*[.E30]" table:style-name="ce21">
            <text:p>1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8.5" table:formula="of:=[.G30]*[.F30]" table:style-name="ce23">
            <text:p>18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17">
            <text:p>Crear la BD que gestiona el proyecto</text:p>
          </table:table-cell>
          <table:table-cell office:value-type="string" table:style-name="ce18">
            <text:p>PostgreSQL</text:p>
          </table:table-cell>
          <table:table-cell office:value-type="string" table:style-name="ce29">
            <text:p>RF1</text:p>
          </table:table-cell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29">
            <text:p><text:s text:c="5"/>Recopilación de información</text:p>
          </table:table-cell>
          <table:table-cell table:style-name="ce18"/>
          <table:table-cell table:style-name="ce76"/>
          <table:table-cell office:value-type="float" office:value="1" table:style-name="ce21">
            <text:p>1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+[.D32]*[.E32]" table:style-name="ce21">
            <text:p>2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0" table:formula="of:=[.G32]*[.F32]" table:style-name="ce23">
            <text:p>370,00 €</text:p>
          </table:table-cell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29">
            <text:p><text:s text:c="5"/>Creación del modelo de datos</text:p>
          </table:table-cell>
          <table:table-cell table:style-name="ce18"/>
          <table:table-cell table:style-name="ce19"/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8" table:formula="of:=+[.D33]*[.E33]" table:style-name="ce21">
            <text:p>8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48" table:formula="of:=[.G33]*[.F33]" table:style-name="ce23">
            <text:p>148,00 €</text:p>
          </table:table-cell>
          <table:table-cell table:number-columns-repeated="12" table:style-name="ce5"/>
          <table:table-cell table:number-columns-repeated="16364"/>
        </table:table-row>
        <table:table-row table:style-name="ro1">
          <table:table-cell office:value-type="string" table:style-name="ce32">
            <text:p><text:s text:c="5"/>Creación y poblado de tablas<text:s/></text:p>
          </table:table-cell>
          <table:table-cell table:style-name="ce25"/>
          <table:table-cell table:style-name="ce26"/>
          <table:table-cell office:value-type="float" office:value="1" table:style-name="ce21">
            <text:p>1</text:p>
          </table:table-cell>
          <table:table-cell office:value-type="float" office:value="15" table:style-name="ce21">
            <text:p>15</text:p>
          </table:table-cell>
          <table:table-cell office:value-type="float" office:value="15" table:formula="of:=+[.D34]*[.E34]" table:style-name="ce21">
            <text:p>1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277.5" table:formula="of:=[.G34]*[.F34]" table:style-name="ce23">
            <text:p>277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33">
            <text:p>Testing del sistema</text:p>
          </table:table-cell>
          <table:table-cell table:style-name="ce25"/>
          <table:table-cell table:style-name="ce26"/>
          <table:table-cell office:value-type="float" office:value="7" table:style-name="ce21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105" table:formula="of:=+[.D35]*[.E35]" table:style-name="ce21">
            <text:p>10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942.5" table:formula="of:=[.G35]*[.F35]" table:style-name="ce23">
            <text:p>1.942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34">
            <text:p>TOTAL TAREAS/COMPONENTES</text:p>
          </table:table-cell>
          <table:table-cell table:style-name="ce35"/>
          <table:table-cell table:style-name="ce36"/>
          <table:table-cell table:number-columns-repeated="2" table:style-name="ce37"/>
          <table:table-cell office:value-type="float" office:value="549" table:formula="of:=SUM([.F6:.F35])" table:style-name="ce37">
            <text:p>549</text:p>
          </table:table-cell>
          <table:table-cell office:value-type="float" office:value="18.5" table:formula="of:=[.$G$3]" table:style-name="ce38">
            <text:p>18,50 €</text:p>
          </table:table-cell>
          <table:table-cell office:value-type="float" office:value="10156.5" table:formula="of:=[.F36]*[.G36]" table:style-name="ce39">
            <text:p>10.156,5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40">
            <text:p>Gestión</text:p>
          </table:table-cell>
          <table:table-cell table:number-columns-repeated="2" table:style-name="ce41"/>
          <table:table-cell office:value-type="percentage" office:value="0.15" table:style-name="ce42">
            <text:p>15%</text:p>
          </table:table-cell>
          <table:table-cell table:style-name="ce43"/>
          <table:table-cell office:value-type="float" office:value="82.35" table:formula="of:=+[.D37]*[.F36]" table:style-name="ce44">
            <text:p>82,35</text:p>
          </table:table-cell>
          <table:table-cell office:value-type="float" office:value="18.5" table:formula="of:=[.$G$3]" table:style-name="ce45">
            <text:p>18,50 €</text:p>
          </table:table-cell>
          <table:table-cell office:value-type="float" office:value="1523.4749999999999" table:formula="of:=[.F37]*[.G37]" table:style-name="ce46">
            <text:p>1.523,48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47">
            <text:p>Gestión de configuraciones</text:p>
          </table:table-cell>
          <table:table-cell table:number-columns-repeated="2" table:style-name="ce48"/>
          <table:table-cell office:value-type="percentage" office:value="0.06" table:style-name="ce49">
            <text:p>6%</text:p>
          </table:table-cell>
          <table:table-cell table:style-name="ce50"/>
          <table:table-cell office:value-type="float" office:value="32.94" table:formula="of:=+[.D38]*[.F36]" table:style-name="ce44">
            <text:p>32,94</text:p>
          </table:table-cell>
          <table:table-cell office:value-type="float" office:value="18.5" table:formula="of:=[.$G$3]" table:style-name="ce51">
            <text:p>18,50 €</text:p>
          </table:table-cell>
          <table:table-cell office:value-type="float" office:value="609.39" table:formula="of:=[.F38]*[.G38]" table:style-name="ce52">
            <text:p>609,39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47">
            <text:p>Aseguramiento de la calidad</text:p>
          </table:table-cell>
          <table:table-cell table:number-columns-repeated="2" table:style-name="ce48"/>
          <table:table-cell office:value-type="percentage" office:value="0.08" table:style-name="ce49">
            <text:p>8%</text:p>
          </table:table-cell>
          <table:table-cell table:style-name="ce50"/>
          <table:table-cell office:value-type="float" office:value="43.92" table:formula="of:=+[.D39]*[.F36]" table:style-name="ce44">
            <text:p>43,92</text:p>
          </table:table-cell>
          <table:table-cell office:value-type="float" office:value="18.5" table:formula="of:=[.$G$3]" table:style-name="ce51">
            <text:p>18,50 €</text:p>
          </table:table-cell>
          <table:table-cell office:value-type="float" office:value="812.52" table:formula="of:=[.F39]*[.G39]" table:style-name="ce52">
            <text:p>812,52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3">
            <text:p>TOTAL MACROS</text:p>
          </table:table-cell>
          <table:table-cell table:style-name="ce54"/>
          <table:table-cell table:style-name="ce55"/>
          <table:table-cell table:number-columns-repeated="2" table:style-name="ce56"/>
          <table:table-cell office:value-type="float" office:value="159.20999999999998" table:formula="of:=SUM([.F37:.F39])" table:style-name="ce56">
            <text:p>159,21</text:p>
          </table:table-cell>
          <table:table-cell office:value-type="float" office:value="18.5" table:formula="of:=[.$G$3]" table:style-name="ce38">
            <text:p>18,50 €</text:p>
          </table:table-cell>
          <table:table-cell office:value-type="float" office:value="2945.3849999999998" table:formula="of:=[.F40]*[.G40]" table:style-name="ce39">
            <text:p>2.945,39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7">
            <text:p>Otros costes</text:p>
          </table:table-cell>
          <table:table-cell table:number-columns-repeated="2" table:style-name="ce58"/>
          <table:table-cell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8">
            <text:p>Amortización equipos</text:p>
          </table:table-cell>
          <table:table-cell table:number-columns-repeated="2" table:style-name="ce58"/>
          <table:table-cell office:value-type="float" office:value="708.21" table:formula="of:=SUM([.F36];[.F40])" table:style-name="ce59">
            <text:p>708,21</text:p>
          </table:table-cell>
          <table:table-cell office:value-type="currency" office:value="3.968253968253968E-2" table:formula="of:=+(500/(1800*7))" table:style-name="ce60">
            <text:p>0,04 €</text:p>
          </table:table-cell>
          <table:table-cell office:value-type="currency" office:value="28.103571428571428" table:formula="of:=([.D42]*[.E42])" table:style-name="ce61">
            <text:p>28,10 €</text:p>
          </table:table-cell>
          <table:table-cell table:style-name="ce62"/>
          <table:table-cell office:value-type="float" office:value="28.103571428571428" table:formula="of:=[.F42]" table:style-name="ce63">
            <text:p>28,10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8">
            <text:p>Distribución Internet + móvil</text:p>
          </table:table-cell>
          <table:table-cell office:value-type="string" table:style-name="ce58">
            <text:p>10Gb + llamadas ilimitadas</text:p>
          </table:table-cell>
          <table:table-cell table:style-name="ce58"/>
          <table:table-cell office:value-type="float" office:value="3" table:style-name="ce59">
            <text:p>3</text:p>
          </table:table-cell>
          <table:table-cell office:value-type="currency" office:value="39.99" table:style-name="ce60">
            <text:p>39,99 €</text:p>
          </table:table-cell>
          <table:table-cell office:value-type="currency" office:value="119.97" table:formula="of:=([.D43]*[.E43])" table:style-name="ce61">
            <text:p>119,97 €</text:p>
          </table:table-cell>
          <table:table-cell table:style-name="ce62"/>
          <table:table-cell office:value-type="float" office:value="119.97" table:formula="of:=[.F43]" table:style-name="ce63">
            <text:p>119,97 €</text:p>
          </table:table-cell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8">
            <text:p>Comida</text:p>
          </table:table-cell>
          <table:table-cell table:number-columns-repeated="2" table:style-name="ce58"/>
          <table:table-cell office:value-type="float" office:value="420" table:formula="of:=(4*15)*7" table:style-name="ce59">
            <text:p>420</text:p>
          </table:table-cell>
          <table:table-cell office:value-type="currency" office:value="5.95" table:style-name="ce60">
            <text:p>5,95 €</text:p>
          </table:table-cell>
          <table:table-cell office:value-type="currency" office:value="2499" table:formula="of:=([.D44]*[.E44])" table:style-name="ce61">
            <text:p>2.499,00 €</text:p>
          </table:table-cell>
          <table:table-cell table:style-name="ce62"/>
          <table:table-cell table:style-name="ce63"/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8">
            <text:p>Transporte</text:p>
          </table:table-cell>
          <table:table-cell office:value-type="string" table:style-name="ce58">
            <text:p>Viajes Transporte Público</text:p>
          </table:table-cell>
          <table:table-cell table:style-name="ce58"/>
          <table:table-cell office:value-type="float" office:value="840" table:formula="of:=(4*2*15*7)" table:style-name="ce59">
            <text:p>840</text:p>
          </table:table-cell>
          <table:table-cell office:value-type="currency" office:value="0.7" table:style-name="ce60">
            <text:p>0,70 €</text:p>
          </table:table-cell>
          <table:table-cell office:value-type="currency" office:value="588" table:formula="of:=([.D45]*[.E45])" table:style-name="ce61">
            <text:p>588,00 €</text:p>
          </table:table-cell>
          <table:table-cell table:style-name="ce62"/>
          <table:table-cell table:style-name="ce63"/>
          <table:table-cell table:number-columns-repeated="12" table:style-name="ce6"/>
          <table:table-cell table:number-columns-repeated="16364"/>
        </table:table-row>
        <table:table-row table:style-name="ro1">
          <table:table-cell office:value-type="string" table:style-name="ce53">
            <text:p>TOTAL OTROS COSTES</text:p>
          </table:table-cell>
          <table:table-cell table:style-name="ce54"/>
          <table:table-cell table:style-name="ce55"/>
          <table:table-cell table:number-columns-repeated="2" table:style-name="ce56"/>
          <table:table-cell office:value-type="currency" office:value="3235.0735714285715" table:formula="of:=SUM([.F42:.F45])" table:style-name="ce64">
            <text:p>3.235,07 €</text:p>
          </table:table-cell>
          <table:table-cell table:style-name="ce38"/>
          <table:table-cell office:value-type="float" office:value="3235.0735714285715" table:formula="of:=+[.F46]" table:style-name="ce39">
            <text:p>3.235,07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65">
            <text:p>TOTAL</text:p>
          </table:table-cell>
          <table:table-cell table:number-columns-repeated="2" table:style-name="ce65"/>
          <table:table-cell table:number-columns-repeated="2" table:style-name="ce66"/>
          <table:table-cell table:style-name="ce67"/>
          <table:table-cell table:style-name="ce68"/>
          <table:table-cell office:value-type="float" office:value="16336.958571428571" table:formula="of:=+[.H46]+[.H40]+[.H36]" table:style-name="ce69">
            <text:p>16.336,96 €</text:p>
          </table:table-cell>
          <table:table-cell table:number-columns-repeated="12" table:style-name="ce6"/>
          <table:table-cell table:number-columns-repeated="16364"/>
        </table:table-row>
        <table:table-row table:number-rows-repeated="2" table:style-name="ro1">
          <table:table-cell table:number-columns-repeated="6" table:style-name="ce4"/>
          <table:table-cell table:number-columns-repeated="14" table:style-name="ce6"/>
          <table:table-cell table:number-columns-repeated="16364"/>
        </table:table-row>
        <table:table-row table:style-name="ro1">
          <table:table-cell table:style-name="ce4"/>
          <table:table-cell table:style-name="ce70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style-name="ro1">
          <table:table-cell table:style-name="ce4"/>
          <table:table-cell table:style-name="ce71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style-name="ro1">
          <table:table-cell table:style-name="ce4"/>
          <table:table-cell table:style-name="ce70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/>
      <number:text> €</number:text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Euro" style:family="table-cell" style:data-style-name="N38">
      <style:table-cell-properties style:vertical-align="automatic" fo:background-color="transparent"/>
    </style:style>
    <style:style style:name="Excel_BuiltIn_20_37__32_-_32__201_nfasis1" style:display-name="Excel_BuiltIn_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plant_PO1-R2_Gestion_Oferta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lant_PO2-OR_Gestion_Requisitos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Alvaro Santamaria de la Fuente</dc:creator>
    <meta:creation-date>2015-02-26T10:15:42Z</meta:creation-date>
    <dc:date>2020-02-24T15:21:55Z</dc:date>
    <meta:editing-cycles>13</meta:editing-cycles>
    <meta:editing-duration>PT9986S</meta:editing-duration>
  </office:meta>
</office:document-meta>
</file>